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232849" officeooo:paragraph-rsid="00232849" style:font-weight-asian="bold" style:font-weight-complex="bold"/>
    </style:style>
    <style:style style:name="P2" style:family="paragraph" style:parent-style-name="Standard">
      <style:text-properties officeooo:paragraph-rsid="00174ea4"/>
    </style:style>
    <style:style style:name="P3" style:family="paragraph" style:parent-style-name="Standard">
      <style:text-properties officeooo:paragraph-rsid="002217e7"/>
    </style:style>
    <style:style style:name="P4" style:family="paragraph" style:parent-style-name="Standard">
      <style:paragraph-properties fo:text-align="start" style:justify-single-word="false"/>
      <style:text-properties officeooo:paragraph-rsid="002217e7"/>
    </style:style>
    <style:style style:name="P5" style:family="paragraph" style:parent-style-name="Text_20_body">
      <style:text-properties officeooo:rsid="001832ed" officeooo:paragraph-rsid="001832ed"/>
    </style:style>
    <style:style style:name="P6" style:family="paragraph" style:parent-style-name="Text_20_body">
      <style:text-properties officeooo:rsid="00183376" officeooo:paragraph-rsid="00183376"/>
    </style:style>
    <style:style style:name="P7" style:family="paragraph" style:parent-style-name="Text_20_body">
      <style:text-properties officeooo:rsid="001a4672" officeooo:paragraph-rsid="001a4672"/>
    </style:style>
    <style:style style:name="P8" style:family="paragraph" style:parent-style-name="Text_20_body">
      <style:text-properties officeooo:rsid="001b96cd" officeooo:paragraph-rsid="001b96cd"/>
    </style:style>
    <style:style style:name="P9" style:family="paragraph" style:parent-style-name="Standard" style:list-style-name="L1">
      <style:text-properties officeooo:paragraph-rsid="00174ea4"/>
    </style:style>
    <style:style style:name="P10" style:family="paragraph" style:parent-style-name="Standard" style:list-style-name="L2">
      <style:text-properties officeooo:paragraph-rsid="00174ea4"/>
    </style:style>
    <style:style style:name="P11" style:family="paragraph" style:parent-style-name="Standard" style:list-style-name="L3">
      <style:text-properties officeooo:paragraph-rsid="00174ea4"/>
    </style:style>
    <style:style style:name="P12" style:family="paragraph" style:parent-style-name="Standard" style:list-style-name="L3">
      <style:text-properties officeooo:paragraph-rsid="001ff15e"/>
    </style:style>
    <style:style style:name="P13" style:family="paragraph" style:parent-style-name="Standard" style:list-style-name="L3">
      <style:text-properties officeooo:paragraph-rsid="002217e7"/>
    </style:style>
    <style:style style:name="P14" style:family="paragraph" style:parent-style-name="Standard" style:list-style-name="L4">
      <style:text-properties officeooo:paragraph-rsid="002217e7"/>
    </style:style>
    <style:style style:name="P15" style:family="paragraph" style:parent-style-name="Standard">
      <style:text-properties officeooo:paragraph-rsid="002217e7"/>
    </style:style>
    <style:style style:name="P16" style:family="paragraph" style:parent-style-name="Standard">
      <style:text-properties officeooo:rsid="002490f7" officeooo:paragraph-rsid="002490f7"/>
    </style:style>
    <style:style style:name="T1" style:family="text">
      <style:text-properties officeooo:rsid="00171218"/>
    </style:style>
    <style:style style:name="T2" style:family="text">
      <style:text-properties officeooo:rsid="00174ea4"/>
    </style:style>
    <style:style style:name="T3" style:family="text">
      <style:text-properties officeooo:rsid="001884b4"/>
    </style:style>
    <style:style style:name="T4" style:family="text">
      <style:text-properties officeooo:rsid="00196d78"/>
    </style:style>
    <style:style style:name="T5" style:family="text">
      <style:text-properties officeooo:rsid="001c5355"/>
    </style:style>
    <style:style style:name="T6" style:family="text">
      <style:text-properties officeooo:rsid="001ee8c0"/>
    </style:style>
    <style:style style:name="T7" style:family="text">
      <style:text-properties officeooo:rsid="001ff15e"/>
    </style:style>
    <style:style style:name="T8" style:family="text">
      <style:text-properties officeooo:rsid="00216edd"/>
    </style:style>
    <style:style style:name="T9" style:family="text">
      <style:text-properties officeooo:rsid="002217e7"/>
    </style:style>
    <style:style style:name="T10" style:family="text">
      <style:text-properties officeooo:rsid="002490f7"/>
    </style:style>
    <style:style style:name="T11" style:family="text">
      <style:text-properties officeooo:rsid="0025b8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form" form:apply-filter="true" form:method="post" form:control-implementation="ooo:com.sun.star.form.component.Form" office:target-frame="" xlink:href="../../../../../fr/courses/5489656/parts/5517031/mark-as-complete" xlink:type="simple">
          <form:properties>
            <form:property form:property-name="PropertyChangeNotificationEnabled" office:value-type="boolean" office:boolean-value="true"/>
          </form:properties>
        </form:form>
        <form:form form:name="form" form:apply-filter="true" form:method="post" form:control-implementation="ooo:com.sun.star.form.component.Form" office:target-frame="" xlink:href="../../../../../fr/courses/5489656/parts/5517031/mark-as-complete"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change-locale/:lang"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 méthodologie :</text:p>
      <text:p text:style-name="P2"/>
      <text:p text:style-name="P2"><text:span text:style-name="T1">1) </text:span>Analyse et compréhension du sujet</text:p>
      <text:list xml:id="list3181881889" text:style-name="L1">
        <text:list-item>
          <text:p text:style-name="P9">observation du schéma </text:p>
        </text:list-item>
        <text:list-item>
          <text:p text:style-name="P9">notes sur ce qu'il y a à faire, vue générale, ensuite les détails</text:p>
        </text:list-item>
      </text:list>
      <text:list xml:id="list3741922745" text:style-name="L2">
        <text:list-header>
          <text:p text:style-name="P10"/>
        </text:list-header>
      </text:list>
      <text:p text:style-name="P2"><text:span text:style-name="T2">2) </text:span>réfléchir a<text:span text:style-name="T2">u </text:span>langage <text:span text:style-name="T2">utilisé pour</text:span> réaliser le sujet : php</text:p>
      <text:list xml:id="list944714685" text:style-name="L3">
        <text:list-item>
          <text:p text:style-name="P11">étapes sur ce que je vais faire ou ce qu'il y a à faire :</text:p>
        </text:list-item>
        <text:list-item>
          <text:p text:style-name="P12">comment code<text:span text:style-name="T7">r</text:span></text:p>
        </text:list-item>
        <text:list-item>
          <text:p text:style-name="P12">comment appeler les entités <text:span text:style-name="T7">etc</text:span></text:p>
        </text:list-item>
        <text:list-item>
          <text:p text:style-name="P13">ce qu'il faut mettre dans les tables</text:p>
        </text:list-item>
        <text:list-item>
          <text:p text:style-name="P13">sur feuille que j'ai imprimer, j’ai <text:span text:style-name="T8">écrit des notes</text:span> </text:p>
        </text:list-item>
      </text:list>
      <text:p text:style-name="P3"/>
      <text:p text:style-name="P16">3) <text:s/>Notes des étapes à réaliser avec note des commandes symfony</text:p>
      <text:p text:style-name="P4"/>
      <text:p text:style-name="P3"><text:span text:style-name="T10">4) </text:span>recherches :</text:p>
      <text:list xml:id="list1019017378" text:style-name="L4">
        <text:list-item>
          <text:p text:style-name="P14">site officiel symfony, <text:span text:style-name="T3">sur openclassroom, dans mon livre Symfony</text:span></text:p>
        </text:list-item>
      </text:list>
      <text:p text:style-name="Standard"><text:tab/><text:tab/>- recherches sur comment faire les choses,</text:p>
      <text:p text:style-name="Standard"><text:tab/><text:tab/>- ce qu'il faut faire</text:p>
      <text:p text:style-name="Standard"/>
      <text:p text:style-name="Standard"/>
      <text:p text:style-name="P5">Les difficultés que j’ai rencontré étaient de me souvenir de ce qu’on avait fait pendant les cours mais c’est vite revenu et ce fut facile à faire finalement.</text:p>
      <text:p text:style-name="P5">J’ai bloqué sur la « route » , je ne savais plus comment l’utiliser mais j’ai choisi de prendre les annotations à la place. <text:span text:style-name="T5">J’ai envisagé de demander de l’aide à mes anciens camarades de formation mais je voulais quand même essayer de trouver la solution par moi même sur internet mais aussi dans les notes que j’ai prises pendant les courses et en regardant aussi les dossiers Symfony que nous avions déjà fait.</text:span></text:p>
      <text:p text:style-name="P6">J’ai eu un doute sur «  le composant d’accès aux données », s’il fallait faire un « make:auth » ou un « make:user » <text:span text:style-name="T4">ou même un « make:form »</text:span></text:p>
      <text:p text:style-name="P7">J’ai regardé sur internet ce que cela pouvait être donc mise à part les trois so<text:span text:style-name="T5">l</text:span>utions proposées au dessus, je ne sais pas trop finalement.</text:p>
      <text:p text:style-name="P7"/>
      <text:p text:style-name="P8">Je n’ai pas compté le temps que j’y ai mit, mais cela m’a mit un peu de temps quand même . <text:span text:style-name="T6">Au final je vois que j’y arrive et que je comprend ce que je fais, il me fallait juste du temps pour assimiler les cho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16:32:07.08</meta:creation-date>
    <dc:date>2020-05-14T23:56:17.383411497</dc:date>
    <meta:editing-duration>PT1H41M26S</meta:editing-duration>
    <meta:editing-cycles>35</meta:editing-cycles>
    <meta:generator>LibreOffice/6.0.7.3$Linux_X86_64 LibreOffice_project/00m0$Build-3</meta:generator>
    <meta:document-statistic meta:table-count="0" meta:image-count="0" meta:object-count="0" meta:page-count="1" meta:paragraph-count="20" meta:word-count="320" meta:character-count="1669" meta:non-whitespace-character-count="1369"/>
  </office:meta>
</office:document-meta>
</file>